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fo:color="#0000ff" fo:font-weight="bold" officeooo:rsid="0017ec8a" officeooo:paragraph-rsid="0022e4eb" style:font-weight-asian="bold" style:font-weight-complex="bold"/>
    </style:style>
    <style:style style:name="P5" style:family="paragraph" style:parent-style-name="Standard">
      <style:text-properties fo:color="#0000ff" fo:font-weight="bold" officeooo:rsid="0024bd63" officeooo:paragraph-rsid="0024bd63" style:font-weight-asian="bold" style:font-weight-complex="bold"/>
    </style:style>
    <style:style style:name="P6" style:family="paragraph" style:parent-style-name="Standard">
      <style:text-properties fo:color="#0000ff" fo:font-weight="bold" officeooo:rsid="0028251b" officeooo:paragraph-rsid="0028251b" style:font-weight-asian="bold" style:font-weight-complex="bold"/>
    </style:style>
    <style:style style:name="P7" style:family="paragraph" style:parent-style-name="Standard">
      <style:text-properties officeooo:rsid="001445ef" officeooo:paragraph-rsid="001445ef"/>
    </style:style>
    <style:style style:name="P8" style:family="paragraph" style:parent-style-name="Standard">
      <style:text-properties fo:color="#3333ff" fo:font-weight="bold" officeooo:rsid="002e009e" officeooo:paragraph-rsid="0033d525" style:font-weight-asian="bold" style:font-weight-complex="bold"/>
    </style:style>
    <style:style style:name="P9" style:family="paragraph" style:parent-style-name="Standard">
      <style:text-properties fo:color="#3333ff" fo:font-weight="bold" officeooo:rsid="002e009e" officeooo:paragraph-rsid="00388fc3" style:font-weight-asian="bold" style:font-weight-complex="bold"/>
    </style:style>
    <style:style style:name="P10" style:family="paragraph" style:parent-style-name="Standard">
      <style:text-properties fo:color="#3333ff" fo:font-weight="bold" officeooo:rsid="002e009e" officeooo:paragraph-rsid="003a6f62" style:font-weight-asian="bold" style:font-weight-complex="bold"/>
    </style:style>
    <style:style style:name="P11" style:family="paragraph" style:parent-style-name="Standard">
      <style:text-properties fo:color="#3333ff" fo:font-weight="bold" officeooo:rsid="002e009e" officeooo:paragraph-rsid="00411230" style:font-weight-asian="bold" style:font-weight-complex="bold"/>
    </style:style>
    <style:style style:name="P12" style:family="paragraph" style:parent-style-name="Standard">
      <style:text-properties fo:color="#0000ff" fo:font-weight="bold" officeooo:rsid="001a801a" officeooo:paragraph-rsid="0035e790" style:font-weight-asian="bold" style:font-weight-complex="bold"/>
    </style:style>
    <style:style style:name="P13" style:family="paragraph" style:parent-style-name="Standard">
      <style:text-properties fo:color="#0000ff" fo:font-weight="bold" officeooo:rsid="0017ec8a" officeooo:paragraph-rsid="0035e790" style:font-weight-asian="bold" style:font-weight-complex="bold"/>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style:style style:name="T8" style:family="text">
      <style:text-properties officeooo:rsid="002b24e9"/>
    </style:style>
    <style:style style:name="T9" style:family="text">
      <style:text-properties officeooo:rsid="002c72f2"/>
    </style:style>
    <style:style style:name="T10" style:family="text">
      <style:text-properties officeooo:rsid="00306e2e"/>
    </style:style>
    <style:style style:name="T11" style:family="text">
      <style:text-properties officeooo:rsid="00314b28"/>
    </style:style>
    <style:style style:name="T12" style:family="text">
      <style:text-properties style:text-position="super 58%" officeooo:rsid="00314b28"/>
    </style:style>
    <style:style style:name="T13" style:family="text">
      <style:text-properties fo:color="#3333ff" officeooo:rsid="002e009e"/>
    </style:style>
    <style:style style:name="T14" style:family="text">
      <style:text-properties fo:color="#3333ff" officeooo:rsid="0033d525"/>
    </style:style>
    <style:style style:name="T15" style:family="text">
      <style:text-properties officeooo:rsid="0033d525"/>
    </style:style>
    <style:style style:name="T16" style:family="text">
      <style:text-properties officeooo:rsid="0037bb1d"/>
    </style:style>
    <style:style style:name="T17" style:family="text">
      <style:text-properties officeooo:rsid="003c5537"/>
    </style:style>
    <style:style style:name="T18" style:family="text">
      <style:text-properties officeooo:rsid="004112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13"><text:span text:style-name="T13">RESPON</text:span><text:span text:style-name="T14">S</text:span><text:span text:style-name="T13">E</text:span><text:span text:style-name="T5">: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12"><text:span text:style-name="T13">RESPON</text:span><text:span text:style-name="T14">S</text:span><text:span text:style-name="T13">E</text:span>: I am sorry that I have use two different terms <text:span text:style-name="T8">in this paper </text:span>for the same thing , “predefined special control symbol” <text:s/>and “the invalid data”. Now I have <text:span text:style-name="T9">replace all of them by a new term “idle symbol” to express that such a symbol can be safely discard by the decoder.</text:span></text:p>
      <text:p text:style-name="P5">I also replace the old Fig.1b) with a pseudo code that is easier to be understood.</text:p>
      <text:p text:style-name="P6">I also <text:span text:style-name="T7">rewritten</text:span> the paragraph 2 and 4 of Page 2, to explain in more details why the current algorithm can not handle such encoder.</text:p>
      <text:p text:style-name="P5"/>
      <text:p text:style-name="P4"/>
      <text:p text:style-name="P4"/>
      <text:p text:style-name="P2"/>
      <text:p text:style-name="P2"/>
      <text:p text:style-name="P2">In Section 2.2, please specific how initial states are treated, and explain its connection to the parameter “p”.</text:p>
      <text:p text:style-name="P2"/>
      <text:p text:style-name="P2">How does interpolation help to characterize the set of assignments that satisfy a Boolean relation (Algorithm 3 CharaterizingFormulaSAT), say, in comparison to enumerating all satisfying assignments? Please assess the usefulness of interpolation through experiments. Moreover, it would <text:soft-page-break/>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2"/>
      <text:p text:style-name="P2">P7. “…, which covers and only covers …” is not followed by the proposed computation. Essentially interpolation makes the computed set only an over-approximation.</text:p>
      <text:p text:style-name="P10">RESPON<text:span text:style-name="T15">S</text:span>E: <text:span text:style-name="T16">Yes, </text:span><text:s/><text:span text:style-name="T16">you are right, interpolation of unsatisfiable formula A∧ B covers only an over-approximation of A. But in the special case that A and B are complement to each other, that is, every assignment must satisfy either A or B, then this interpolation must cover and only cover A.</text:span></text:p>
      <text:p text:style-name="P9">Actually <text:span text:style-name="T17">we have explained this below the paragraph you are referring to, that is, in the </text:span>last paragraph of P7. <text:span text:style-name="T11">It first says that the interpolation cover an over-approximation. And then it says: “At the same time,IT P (a) ∧ R(a, A( b), 0) is unsatisfiable, so IT P (a) covers nothing that can make R(a, A( b), 0) satisfiable. Thus,IT P (a) covers exactly the set of valuations of a that can make R(a, A( b), 1) satisfiable.”. </text:span></text:p>
      <text:p text:style-name="P2"/>
      <text:p text:style-name="P2">P8. The statement “ITP(a) covers exactly the set of valuations of a that can make R(a, A(b), 1) satisfiable” is not accurate. ITP is an over-approximation and may not be exactly the set.</text:p>
      <text:p text:style-name="P8">RESPON<text:span text:style-name="T15">S</text:span>E: <text:span text:style-name="T15">please refer to above response.</text:span></text:p>
      <text:p text:style-name="P2"/>
      <text:p text:style-name="P2">“Mcmillian” -&gt; “McMillan”</text:p>
      <text:p text:style-name="P11">RESPON<text:span text:style-name="T15">S</text:span>E: <text:span text:style-name="T18">corrected, thank you.</text:span></text:p>
      <text:p text:style-name="P2"/>
      <text:p text:style-name="P2">In equations (5) and (7) of Section 4.2, is “=” different from “\equiv”? Please clarify.</text:p>
      <text:p text:style-name="P2"/>
      <text:p text:style-name="P2">In Lemma 4.3, the implication “F’pc(p’,l’,r’,1) =&gt; F’pc(p,l,r,1)” needs further elaboration.</text:p>
      <text:p text:style-name="P2"/>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2"/>
      <text:p text:style-name="P2">In Sections 5.1 and 5.2, the way of using interpolation for logic synthesis is not new. Citation to prior works would be helpful to contrast the relative novelty of the proposed method.</text:p>
      <text:p text:style-name="P2"/>
      <text:p text:style-name="P2">In the experimental results, what are the values of the corresponding parameters p, l, and r? </text:p>
      <text:p text:style-name="P2"/>
      <text:p text:style-name="P2">P14. “the way it handle…” -&gt; “the way it handles”</text:p>
      <text:p text:style-name="P2"/>
      <text:p text:style-name="P2">The references are not presented in a consistent style. Please clean them up.</text:p>
      <text:p text:style-name="P2"/>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controlling the validity of the data, and decoder function over the input variables.</text:p>
      <text:p text:style-name="P2"><text:soft-page-break/></text:p>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text:p>
      <text:p text:style-name="P2">or arb. state? If the sequence is unsat at depth some (p,l,r), can it be satisfiable at higher depth? If so, then I think your decode logic may be wrong as it may</text:p>
      <text:p text:style-name="P2">be satisfiable at higher depth. Note, you only found a bounded proof from initial state,</text:p>
      <text:p text:style-name="P2">and not an unbounded proof. If there is some assumption made, please state it upfront.</text:p>
      <text:p text:style-name="P2"/>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2"><text:s/></text:p>
      <text:p text:style-name="P2">3. Algo 3: typo at <text:s/>line 2. R(a,b,t) should be R(a,b,1).</text:p>
      <text:p text:style-name="P2"/>
      <text:p text:style-name="P2">4. Eqn 5: how do you find d? So far in algo 2, you only found f, but it is not clear whether it includes d or not? It is not clear if you found all f in algo 2?</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2">I am attaching a list of concerns that caught my attention. Please note that I started wit ha detailed review, but once I lost faith in the validity of the arguments I did not review the remainder of the <text:soft-page-break/>paper at the same level of detail, hoping that the paper will go over a major review. Please take the spirit of the comments made and apply it to the later sections of the pap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24T11:31:49.159021669</dc:date>
    <meta:editing-duration>PT22H28M30S</meta:editing-duration>
    <meta:editing-cycles>46</meta:editing-cycles>
    <meta:generator>LibreOffice/4.2.6.3$Linux_X86_64 LibreOffice_project/420m0$Build-3</meta:generator>
    <meta:document-statistic meta:table-count="0" meta:image-count="0" meta:object-count="0" meta:page-count="4" meta:paragraph-count="71" meta:word-count="1436" meta:character-count="8593" meta:non-whitespace-character-count="7205"/>
  </office:meta>
</office:document-meta>
</file>